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9B000000DB49A3A13E0BF53CF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02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5.616cm" style:rel-column-width="3184*"/>
    </style:style>
    <style:style style:name="Tabela1.B" style:family="table-column">
      <style:table-column-properties style:column-width="11.386cm" style:rel-column-width="6455*"/>
    </style:style>
    <style:style style:name="Tabela1.A1" style:family="table-cell">
      <style:table-cell-properties fo:padding="0.097cm" fo:border="0.05pt solid #000000"/>
    </style:style>
    <style:style style:name="Tabela1.2" style:family="table-row">
      <style:table-row-properties style:row-height="0.101cm" fo:background-color="transparent" fo:keep-together="auto">
        <style:background-image/>
      </style:table-row-properties>
    </style:style>
    <style:style style:name="Tabela1.A2" style:family="table-cell">
      <style:table-cell-properties style:vertical-align="" fo:background-color="#000000" fo:padding="0.097cm" fo:border="0.05pt solid #000000" style:writing-mode="lr-tb">
        <style:background-image/>
      </style:table-cell-properties>
    </style:style>
    <style:style style:name="Tabe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row-height="0.101cm"/>
    </style:style>
    <style:style style:name="Tabela1.A8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2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5.616cm" style:rel-column-width="3184*"/>
    </style:style>
    <style:style style:name="Tabela2.B" style:family="table-column">
      <style:table-column-properties style:column-width="11.386cm" style:rel-column-width="6455*"/>
    </style:style>
    <style:style style:name="Tabela2.A1" style:family="table-cell">
      <style:table-cell-properties fo:padding="0.097cm" fo:border="0.05pt solid #000000"/>
    </style:style>
    <style:style style:name="Tabela2.2" style:family="table-row">
      <style:table-row-properties style:row-height="0.101cm"/>
    </style:style>
    <style:style style:name="Tabela2.A2" style:family="table-cell">
      <style:table-cell-properties fo:background-color="#000000" fo:padding="0.097cm" fo:border="0.05pt solid #000000">
        <style:background-image/>
      </style:table-cell-properties>
    </style:style>
    <style:style style:name="Tabe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row-height="0.101cm" fo:background-color="transparent" fo:keep-together="auto">
        <style:background-image/>
      </style:table-row-properties>
    </style:style>
    <style:style style:name="Tabela2.A8" style:family="table-cell">
      <style:table-cell-properties style:vertical-align="" fo:background-color="#000000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solid" draw:fill-color="#000000"/>
      <style:paragraph-properties fo:background-color="#000000" style:writing-mode="lr-tb"/>
      <style:text-properties style:font-name="Carlito" fo:font-size="2pt" officeooo:rsid="003578ca" officeooo:paragraph-rsid="01be62d3" fo:background-color="#000000" style:font-name-asian="Noto Sans CJK SC Regular" style:font-size-asian="2pt" style:font-name-complex="FreeSans" style:font-size-complex="2pt"/>
    </style:style>
    <style:style style:name="P2" style:family="paragraph" style:parent-style-name="Table_20_Contents">
      <loext:graphic-properties draw:fill="solid" draw:fill-color="#000000"/>
      <style:paragraph-properties fo:background-color="#000000" style:writing-mode="lr-tb"/>
      <style:text-properties fo:font-size="2pt" officeooo:rsid="003578ca" officeooo:paragraph-rsid="01be62d3" style:font-name-asian="Noto Sans CJK SC Regular" style:font-size-asian="2pt" style:font-name-complex="FreeSans" style:font-size-complex="2pt"/>
    </style:style>
    <style:style style:name="P3" style:family="paragraph" style:parent-style-name="Table_20_Contents">
      <loext:graphic-properties draw:fill="solid" draw:fill-color="#000000"/>
      <style:paragraph-properties fo:background-color="#000000" style:writing-mode="lr-tb"/>
      <style:text-properties officeooo:paragraph-rsid="01be62d3" fo:background-color="#000000"/>
    </style:style>
    <style:style style:name="P4" style:family="paragraph" style:parent-style-name="Text_20_body">
      <style:text-properties fo:font-size="12pt" officeooo:rsid="0023382d" officeooo:paragraph-rsid="01be62d3" style:font-name-asian="Noto Sans CJK SC Regular" style:font-size-asian="12pt" style:font-name-complex="FreeSans" style:font-size-complex="12pt"/>
    </style:style>
    <style:style style:name="P5" style:family="paragraph" style:parent-style-name="Text_20_body">
      <style:text-properties officeooo:paragraph-rsid="01be62d3"/>
    </style:style>
    <style:style style:name="P6" style:family="paragraph" style:parent-style-name="Título_20_2_20_em_20_tabela">
      <style:text-properties officeooo:paragraph-rsid="01be62d3"/>
    </style:style>
    <style:style style:name="P7" style:family="paragraph" style:parent-style-name="Table_20_Contents">
      <style:text-properties officeooo:paragraph-rsid="01be62d3" style:font-name-asian="Noto Sans CJK SC Regular" style:font-name-complex="FreeSans" style:font-size-complex="14pt"/>
    </style:style>
    <style:style style:name="P8" style:family="paragraph" style:parent-style-name="Table_20_Contents">
      <style:text-properties officeooo:paragraph-rsid="01c2d123" style:font-name-asian="Noto Sans CJK SC Regular" style:font-name-complex="FreeSans" style:font-size-complex="14pt"/>
    </style:style>
    <style:style style:name="P9" style:family="paragraph" style:parent-style-name="Table_20_Contents">
      <style:text-properties officeooo:paragraph-rsid="01be62d3"/>
    </style:style>
    <style:style style:name="P10" style:family="paragraph" style:parent-style-name="Table_20_Contents">
      <style:paragraph-properties fo:text-align="start" style:justify-single-word="false"/>
      <style:text-properties style:font-name="DejaVu Sans2" fo:font-size="10pt" officeooo:rsid="0023382d" officeooo:paragraph-rsid="01be62d3" style:font-name-asian="Noto Sans CJK SC Regular" style:font-size-asian="10pt" style:font-name-complex="FreeSans" style:font-size-complex="10pt"/>
    </style:style>
    <style:style style:name="P11" style:family="paragraph" style:parent-style-name="Table_20_Contents">
      <style:text-properties style:font-name="DejaVu Sans2" fo:font-size="10pt" officeooo:rsid="0023382d" officeooo:paragraph-rsid="01be62d3" style:font-name-asian="Noto Sans CJK SC Regular" style:font-size-asian="10pt" style:font-name-complex="FreeSans" style:font-size-complex="10pt"/>
    </style:style>
    <style:style style:name="P12" style:family="paragraph" style:parent-style-name="Text_20_body" style:master-page-name="Standard">
      <style:paragraph-properties style:page-number="1"/>
      <style:text-properties officeooo:paragraph-rsid="01be62d3"/>
    </style:style>
    <style:style style:name="P13" style:family="paragraph" style:parent-style-name="Heading_20_1">
      <style:text-properties officeooo:rsid="01b2bbc6" officeooo:paragraph-rsid="01be62d3"/>
    </style:style>
    <style:style style:name="T1" style:family="text">
      <style:text-properties officeooo:rsid="01069cff"/>
    </style:style>
    <style:style style:name="T2" style:family="text">
      <style:text-properties officeooo:rsid="010f1219"/>
    </style:style>
    <style:style style:name="T3" style:family="text">
      <style:text-properties officeooo:rsid="0023382d"/>
    </style:style>
    <style:style style:name="T4" style:family="text">
      <style:text-properties officeooo:rsid="010feda9"/>
    </style:style>
    <style:style style:name="T5" style:family="text">
      <style:text-properties fo:font-size="10pt" officeooo:rsid="003b89dc" style:font-name-asian="Noto Sans CJK SC Regular" style:font-size-asian="10pt" style:font-name-complex="FreeSans" style:font-size-complex="10pt"/>
    </style:style>
    <style:style style:name="T6" style:family="text">
      <style:text-properties fo:font-size="10pt" officeooo:rsid="003578ca" style:font-name-asian="Noto Sans CJK SC Regular" style:font-size-asian="10pt" style:font-name-complex="FreeSans" style:font-size-complex="10pt"/>
    </style:style>
    <style:style style:name="T7" style:family="text">
      <style:text-properties fo:color="#000080" style:font-name="Carlito" fo:font-size="10pt" fo:language="zxx" fo:country="none" style:text-underline-style="solid" style:text-underline-width="auto" style:text-underline-color="font-color" officeooo:rsid="0112c106" fo:background-color="transparent" loext:char-shading-value="0" style:font-size-asian="10.5pt" style:language-asian="zxx" style:country-asian="none" style:language-complex="zxx" style:country-complex="none"/>
    </style:style>
    <style:style style:name="T8" style:family="text">
      <style:text-properties officeooo:rsid="01c03119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Equip_Name" text:name="py3o.line.mco_form_equip_name"/>
        <text:user-field-decl office:value-type="string" office:string-value="Equip_Local" text:name="py3o.line.mco_form_equip_location"/>
        <text:user-field-decl office:value-type="string" office:string-value="Equip_Serial" text:name="py3o.line.mco_form_equip_serial_number"/>
      </text:user-field-decls>
      <text:p text:style-name="P12"><text:a xlink:type="simple" xlink:href="py3o://if=%22objects.mco_form_station_equipment_flag==1%22" text:style-name="Internet_20_link" text:visited-style-name="Visited_20_Internet_20_Link"><text:span text:style-name="T2">if="objects.mco_form_station_equipment_flag==1"</text:span></text:a></text:p>
      <text:h text:style-name="P13" text:outline-level="1">Movimentação de Equipamentos Sem Parar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6">Itens <text:span text:style-name="T3">R</text:span>emovidos</text:p>
          </table:table-cell>
          <table:covered-table-cell/>
        </table:table-row>
        <table:table-row table:style-name="Tabela1.2">
          <table:table-cell table:style-name="Tabela1.A2" table:number-columns-spanned="2" office:value-type="string">
            <text:p text:style-name="P1"/>
          </table:table-cell>
          <table:covered-table-cell/>
        </table:table-row>
        <table:table-row>
          <table:table-cell table:style-name="Tabela1.A3" table:number-columns-spanned="2" office:value-type="string">
            <text:p text:style-name="P9"><text:a xlink:type="simple" xlink:href="py3o://for=%22line%20in%20objects.mco_form_equipment_ids%22" text:style-name="Internet_20_link" text:visited-style-name="Visited_20_Internet_20_Link"><text:span text:style-name="T4">for="line in objects.mco_form_equipment_ids"</text:span></text:a></text:p>
          </table:table-cell>
          <table:covered-table-cell/>
        </table:table-row>
        <table:table-row>
          <table:table-cell table:style-name="Tabela1.A4" table:number-columns-spanned="2" office:value-type="string">
            <text:p text:style-name="P5"><text:a xlink:type="simple" xlink:href="py3o://if=%22line.mco_form_equip_action=='Removido'%22" text:style-name="Internet_20_link" text:visited-style-name="Visited_20_Internet_20_Link"><text:span text:style-name="T8">if="line.mco_form_equip_action=='Removido'"</text:span></text:a></text:p>
          </table:table-cell>
          <table:covered-table-cell/>
        </table:table-row>
        <table:table-row>
          <table:table-cell table:style-name="Tabela1.A6" office:value-type="string">
            <text:p text:style-name="P11">Item</text:p>
          </table:table-cell>
          <table:table-cell table:style-name="Tabela1.B5" office:value-type="string">
            <text:p text:style-name="P7"><text:user-field-get text:name="py3o.line.mco_form_equip_name">Equip_Name</text:user-field-get></text:p>
          </table:table-cell>
        </table:table-row>
        <table:table-row>
          <table:table-cell table:style-name="Tabela1.A6" office:value-type="string">
            <text:p text:style-name="P10">Local onde estava instalado</text:p>
          </table:table-cell>
          <table:table-cell table:style-name="Tabela1.B6" office:value-type="string">
            <text:p text:style-name="P7"><text:user-field-get text:name="py3o.line.mco_form_equip_location">Equip_Local</text:user-field-get></text:p>
          </table:table-cell>
        </table:table-row>
        <table:table-row>
          <table:table-cell table:style-name="Tabela1.A7" office:value-type="string">
            <text:p text:style-name="P11">Número Serial</text:p>
          </table:table-cell>
          <table:table-cell table:style-name="Tabela1.B7" office:value-type="string">
            <text:p text:style-name="P7"><text:user-field-get text:name="py3o.line.mco_form_equip_serial_number">Equip_Serial</text:user-field-get></text:p>
          </table:table-cell>
        </table:table-row>
        <table:table-row table:style-name="Tabela1.8">
          <table:table-cell table:style-name="Tabela1.A8" table:number-columns-spanned="2" office:value-type="string">
            <text:p text:style-name="P2"/>
          </table:table-cell>
          <table:covered-table-cell/>
        </table:table-row>
        <table:table-row>
          <table:table-cell table:style-name="Tabela1.A9" table:number-columns-spanned="2" office:value-type="string">
            <text:p text:style-name="P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</table:table-row>
        <table:table-row>
          <table:table-cell table:style-name="Tabela1.A10" table:number-columns-spanned="2" office:value-type="string">
            <text:p text:style-name="P9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</table:table-row>
      </table:table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6">Itens <text:span text:style-name="T3">Adicionados</text:span></text:p>
          </table:table-cell>
          <table:covered-table-cell/>
        </table:table-row>
        <table:table-row table:style-name="Tabela2.2">
          <table:table-cell table:style-name="Tabela2.A2" table:number-columns-spanned="2" office:value-type="string">
            <text:p text:style-name="P3"/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9"><text:a xlink:type="simple" xlink:href="py3o://for=%22line%20in%20objects.mco_form_equipment_ids%22" text:style-name="Internet_20_link" text:visited-style-name="Visited_20_Internet_20_Link"><text:span text:style-name="T4">for="line in objects.mco_form_equipment_ids"</text:span></text:a></text:p>
          </table:table-cell>
          <table:covered-table-cell/>
        </table:table-row>
        <table:table-row>
          <table:table-cell table:style-name="Tabela2.A4" table:number-columns-spanned="2" office:value-type="string">
            <text:p text:style-name="P4"><text:a xlink:type="simple" xlink:href="py3o://if=%22line.mco_form_equip_action=='Adicionado'%22" text:style-name="Internet_20_link" text:visited-style-name="Visited_20_Internet_20_Link"><text:span text:style-name="T7">if="line.mco_form_equip_action=='Adicionado'"</text:span></text:a></text:p>
          </table:table-cell>
          <table:covered-table-cell/>
        </table:table-row>
        <table:table-row>
          <table:table-cell table:style-name="Tabela2.A6" office:value-type="string">
            <text:p text:style-name="Table_20_Contents">Item</text:p>
          </table:table-cell>
          <table:table-cell table:style-name="Tabela2.B5" office:value-type="string">
            <text:p text:style-name="P8"><text:user-field-get text:name="py3o.line.mco_form_equip_name">Equip_Name</text:user-field-get></text:p>
          </table:table-cell>
        </table:table-row>
        <table:table-row>
          <table:table-cell table:style-name="Tabela2.A6" office:value-type="string">
            <text:p text:style-name="Table_20_Contents">Local onde foi instalado</text:p>
          </table:table-cell>
          <table:table-cell table:style-name="Tabela2.B6" office:value-type="string">
            <text:p text:style-name="P8"><text:user-field-get text:name="py3o.line.mco_form_equip_location">Equip_Local</text:user-field-get></text:p>
          </table:table-cell>
        </table:table-row>
        <table:table-row>
          <table:table-cell table:style-name="Tabela2.A7" office:value-type="string">
            <text:p text:style-name="Table_20_Contents">Número Serial</text:p>
          </table:table-cell>
          <table:table-cell table:style-name="Tabela2.B7" office:value-type="string">
            <text:p text:style-name="P8"><text:user-field-get text:name="py3o.line.mco_form_equip_serial_number">Equip_Serial</text:user-field-get></text:p>
          </table:table-cell>
        </table:table-row>
        <table:table-row table:style-name="Tabela2.8">
          <table:table-cell table:style-name="Tabela2.A8" table:number-columns-spanned="2" office:value-type="string">
            <text:p text:style-name="P1"/>
          </table:table-cell>
          <table:covered-table-cell/>
        </table:table-row>
        <table:table-row>
          <table:table-cell table:style-name="Tabela2.A9" table:number-columns-spanned="2" office:value-type="string">
            <text:p text:style-name="P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</table:table-row>
        <table:table-row>
          <table:table-cell table:style-name="Tabela2.A10" table:number-columns-spanned="2" office:value-type="string">
            <text:p text:style-name="P9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</table:table-row>
      </table:table>
      <text:p text:style-name="P5"><text:a xlink:type="simple" xlink:href="py3o:///if" text:style-name="Internet_20_link" text:visited-style-name="Visited_20_Internet_20_Link"><text:span text:style-name="T1">/if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DejaVu Sans" fo:font-family="'DejaVu Sans'" style:font-style-name="Book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2.499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1" fo:font-family="'DejaVu Sans'" style:font-style-name="Negrito" style:font-family-generic="swiss" style:font-pitch="variable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style:font-name="DejaVu Sans1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.499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width="21.001cm" svg:height="29.7cm" draw:z-index="0"><draw:image xlink:href="Pictures/10000000000009B000000DB49A3A13E0BF53CFA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6-01T13:27:18.524978561</dc:date>
    <meta:editing-duration>P4DT21H33M37S</meta:editing-duration>
    <meta:editing-cycles>265</meta:editing-cycles>
    <meta:generator>LibreOffice/5.3.3.2$Linux_X86_64 LibreOffice_project/30m0$Build-2</meta:generator>
    <meta:print-date>2017-05-25T20:14:06.713393919</meta:print-date>
    <meta:document-statistic meta:character-count="461" meta:image-count="1" meta:non-whitespace-character-count="443" meta:object-count="0" meta:page-count="1" meta:paragraph-count="25" meta:table-count="2" meta:word-count="43"/>
  </office:meta>
</office:document-meta>
</file>